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bfe1c"/>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d7c77" officeooo:paragraph-rsid="001d7c77"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204711" officeooo:paragraph-rsid="00204711" style:font-weight-asian="bold"/>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d7c77" officeooo:paragraph-rsid="001d7c77"/>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204711" officeooo:paragraph-rsid="00204711"/>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204711" officeooo:paragraph-rsid="00204711" style:font-weight-asian="bold" style:font-weight-complex="bold"/>
    </style:style>
    <style:style style:name="P12"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3"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bfe1c"/>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bfe1c"/>
    </style:style>
    <style:style style:name="T5" style:family="text">
      <style:text-properties officeooo:rsid="001e8f3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Name: Josiah Kowalski <text:tab/><text:tab/><text:tab/> <text:s text:c="26"/>[<text:span text:style-name="T4">Assignment 06.04 Challenge Program</text:span>]</text:p>
        <text:p text:style-name="P10"><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10"><text:span text:style-name="T3">.</text:span><text:span text:style-name="T2">Insert your pseudocode here:</text:span></text:p>
        <text:p text:style-name="P11">/**</text:p>
        <text:p text:style-name="P11"><text:s/>* Calculates the average, maximum, and minimum category, pressure, and wind speed of all the Atlantic Hurricanes</text:p>
        <text:p text:style-name="P11"><text:s/>* which have occurred from 1980 to 2006.</text:p>
        <text:p text:style-name="P11"><text:s/>*</text:p>
        <text:p text:style-name="P11"><text:s/>* @author Josiah Kowalski</text:p>
        <text:p text:style-name="P11"><text:s/>* @version 12/29/19</text:p>
        <text:p text:style-name="P11"><text:s/>*</text:p>
        <text:p text:style-name="P11"><text:s/>*/</text:p>
        <text:p text:style-name="P11"/>
        <text:p text:style-name="P11"/>
        <text:p text:style-name="P11">import java.util.Scanner</text:p>
        <text:p text:style-name="P11">import java.io.File</text:p>
        <text:p text:style-name="P11">import java.io.IOException</text:p>
        <text:p text:style-name="P11">import java.io.PrintWriter</text:p>
        <text:p text:style-name="P11">import java.util.ArrayList</text:p>
        <text:p text:style-name="P11">import java.util.List</text:p>
        <text:p text:style-name="P11"/>
        <text:p text:style-name="P11">public class Hurricanes2</text:p>
        <text:p text:style-name="P11"/>
        <text:p text:style-name="P11"><text:s text:c="3"/>// public class Hurricane <text:s text:c="4"/>ALL THE COMMENTED OUT CODE IS ME TRYING TO MAKE IT BETTER BUT FAILING</text:p>
        <text:p text:style-name="P11"><text:s text:c="3"/>// <text:s text:c="4"/>public int year <text:s text:c="7"/>so theres no need to pay attention to it... sorry if it clutters it</text:p>
        <text:p text:style-name="P11"><text:soft-page-break/><text:s text:c="3"/>// <text:s text:c="4"/>public String month</text:p>
        <text:p text:style-name="P11"><text:s text:c="3"/>// <text:s text:c="4"/>public int pressure</text:p>
        <text:p text:style-name="P11"><text:s text:c="3"/>// <text:s text:c="4"/>public int windSpeed</text:p>
        <text:p text:style-name="P11"><text:s text:c="3"/>// <text:s text:c="4"/>public String name</text:p>
        <text:p text:style-name="P11"><text:s text:c="3"/>// <text:s text:c="4"/>public int category</text:p>
        <text:p text:style-name="P11"><text:s text:c="3"/>// </text:p>
        <text:p text:style-name="P11"/>
        <text:p text:style-name="P11"/>
        <text:p text:style-name="P11"><text:s text:c="4"/>public static void main(String[] args)throws IOException</text:p>
        <text:p text:style-name="P11"><text:s text:c="4"/></text:p>
        <text:p text:style-name="P11"><text:s text:c="8"/>//List&lt;Hurricane&gt; hurricanes = new ArrayList&lt;Hurricane&gt;()</text:p>
        <text:p text:style-name="P11"/>
        <text:p text:style-name="P11"><text:s text:c="8"/>// declare and initialize variables</text:p>
        <text:p text:style-name="P11"><text:tab/><text:tab/>int arrayLength = 59 <text:s text:c="7"/>// change this if adding more entries</text:p>
        <text:p text:style-name="P11"/>
        <text:p text:style-name="P11"><text:s text:c="8"/>int[] year = new int[arrayLength]</text:p>
        <text:p text:style-name="P11"><text:s text:c="8"/>int[] pressure = new int[arrayLength]</text:p>
        <text:p text:style-name="P11"><text:s text:c="8"/>int[] windSpeed = new int[arrayLength]</text:p>
        <text:p text:style-name="P11"><text:s text:c="8"/>int[] category = new int[arrayLength]</text:p>
        <text:p text:style-name="P11"><text:s text:c="8"/>String[] month = new String[arrayLength]</text:p>
        <text:p text:style-name="P11"><text:s text:c="8"/>String[] name = new String[arrayLength]</text:p>
        <text:p text:style-name="P11"><text:s text:c="8"/>int f0 = 0 <text:s text:c="8"/>// tropical strom</text:p>
        <text:p text:style-name="P11"><text:s text:c="8"/>int f1 = 0</text:p>
        <text:p text:style-name="P11"><text:s text:c="8"/>int f2 = 0</text:p>
        <text:p text:style-name="P11"><text:s text:c="8"/>int f3 = 0</text:p>
        <text:p text:style-name="P11"><text:soft-page-break/><text:s text:c="8"/>int f4 = 0</text:p>
        <text:p text:style-name="P11"><text:s text:c="8"/>int f5 = 0</text:p>
        <text:p text:style-name="P11"><text:s text:c="8"/>int max = Integer.MIN_VALUE</text:p>
        <text:p text:style-name="P11"><text:s text:c="8"/>int min = Integer.MAX_VALUE</text:p>
        <text:p text:style-name="P11"><text:s text:c="8"/>int maxCat = 0</text:p>
        <text:p text:style-name="P11"><text:s text:c="8"/>int minCat = 0</text:p>
        <text:p text:style-name="P11"><text:s text:c="8"/>int maxSpeed = 0</text:p>
        <text:p text:style-name="P11"><text:s text:c="8"/>int minSpeed = 0</text:p>
        <text:p text:style-name="P11"><text:s text:c="8"/>int maxPres = 0</text:p>
        <text:p text:style-name="P11"><text:s text:c="8"/>int minPres = 0</text:p>
        <text:p text:style-name="P11"><text:s text:c="8"/>int sum = 0</text:p>
        <text:p text:style-name="P11"><text:s text:c="8"/>int averageCat = 0</text:p>
        <text:p text:style-name="P11"><text:s text:c="8"/>int averageSpeed = 0</text:p>
        <text:p text:style-name="P11"><text:s text:c="8"/>int averagePres = 0</text:p>
        <text:p text:style-name="P11"/>
        <text:p text:style-name="P11"><text:s text:c="8"/>File fileName = new File("hurcdata2.txt")</text:p>
        <text:p text:style-name="P11"><text:s text:c="8"/>Scanner inFile = new Scanner(fileName)</text:p>
        <text:p text:style-name="P11"><text:s text:c="8"/>PrintWriter outFile = new PrintWriter(new File("Summary.txt"))</text:p>
        <text:p text:style-name="P11"/>
        <text:p text:style-name="P11"><text:s text:c="8"/>// INPUT <text:s/>- read data in from the file</text:p>
        <text:p text:style-name="P11"><text:s text:c="8"/>int index = 0</text:p>
        <text:p text:style-name="P11"><text:s text:c="8"/>while (inFile.hasNext())</text:p>
        <text:p text:style-name="P11"><text:s text:c="8"/></text:p>
        <text:p text:style-name="P11"><text:s text:c="12"/>//Hurricane hurricane = new Hurricane()</text:p>
        <text:p text:style-name="P11"><text:s text:c="12"/>//hurricane.year = inFile.nextInt()</text:p>
        <text:p text:style-name="P11"><text:soft-page-break/><text:s text:c="12"/>//hurricane.month = inFile.next()</text:p>
        <text:p text:style-name="P11"><text:s text:c="12"/>//hurricane.pressure = inFile.nextInt()</text:p>
        <text:p text:style-name="P11"><text:s text:c="12"/>//hurricane.windSpeed = inFile.nextInt()</text:p>
        <text:p text:style-name="P11"><text:s text:c="12"/>//hurricane.name = inFile.next()</text:p>
        <text:p text:style-name="P11"><text:s text:c="12"/>//hurricanes.add(hurricane)</text:p>
        <text:p text:style-name="P11"/>
        <text:p text:style-name="P11"><text:s text:c="12"/>year[index] = inFile.nextInt()</text:p>
        <text:p text:style-name="P11"><text:s text:c="12"/>month[index] = inFile.next()</text:p>
        <text:p text:style-name="P11"><text:s text:c="12"/>pressure[index] = inFile.nextInt()</text:p>
        <text:p text:style-name="P11"><text:s text:c="12"/>windSpeed[index] = inFile.nextInt()</text:p>
        <text:p text:style-name="P11"><text:s text:c="12"/>name[index] = inFile.next()</text:p>
        <text:p text:style-name="P11"><text:s text:c="12"/>index++</text:p>
        <text:p text:style-name="P11"><text:s text:c="8"/></text:p>
        <text:p text:style-name="P11"><text:s text:c="8"/>inFile.close()</text:p>
        <text:p text:style-name="P11"/>
        <text:p text:style-name="P11"/>
        <text:p text:style-name="P11"><text:s text:c="8"/>// PROCESSING - calculate and convert values</text:p>
        <text:p text:style-name="P11"/>
        <text:p text:style-name="P11"><text:s text:c="8"/>// convert windspeed from knots to MPH</text:p>
        <text:p text:style-name="P11"/>
        <text:p text:style-name="P11"><text:s text:c="8"/>//for(Hurricane hurricane : hurricanes) </text:p>
        <text:p text:style-name="P11"><text:s text:c="8"/>// <text:s text:c="3"/>hurricane.windSpeed = (int)(hurricane.windSpeed * 1.151)</text:p>
        <text:p text:style-name="P11"><text:s text:c="8"/>//</text:p>
        <text:p text:style-name="P11"/>
        <text:p text:style-name="P11"><text:s text:c="8"/>for (int i = 0 i &lt; windSpeed.length i++) </text:p>
        <text:p text:style-name="P11"><text:soft-page-break/><text:s text:c="8"/></text:p>
        <text:p text:style-name="P11"><text:s text:c="12"/>windSpeed[i] = (int)(windSpeed[i] * 1.151)</text:p>
        <text:p text:style-name="P11"><text:s text:c="8"/></text:p>
        <text:p text:style-name="P11"/>
        <text:p text:style-name="P11"><text:s text:c="8"/>//for(Hurricane hurricane : hurricanes) </text:p>
        <text:p text:style-name="P11"><text:s text:c="8"/>//</text:p>
        <text:p text:style-name="P11"><text:s text:c="8"/>// <text:s text:c="3"/>if (hurricane.windSpeed &gt;= 74 &amp;&amp; hurricane.windSpeed &lt;= 95) </text:p>
        <text:p text:style-name="P11"><text:s text:c="8"/>// <text:s text:c="3"/></text:p>
        <text:p text:style-name="P11"><text:s text:c="8"/>// <text:s text:c="7"/>hurricane.category = 1</text:p>
        <text:p text:style-name="P11"><text:s text:c="8"/>// <text:s text:c="3"/></text:p>
        <text:p text:style-name="P11"><text:s text:c="8"/>// <text:s text:c="3"/>else if (hurricane.windSpeed &gt;= 96 &amp;&amp; hurricane.windSpeed &lt;= 110) </text:p>
        <text:p text:style-name="P11"><text:s text:c="8"/>// <text:s text:c="3"/></text:p>
        <text:p text:style-name="P11"><text:s text:c="8"/>// <text:s text:c="7"/>hurricane.category = 2</text:p>
        <text:p text:style-name="P11"><text:s text:c="8"/>// <text:s text:c="3"/></text:p>
        <text:p text:style-name="P11"><text:s text:c="8"/>// <text:s text:c="3"/>else if (hurricane.windSpeed &gt;= 111 &amp;&amp; hurricane.windSpeed &lt;= 129) </text:p>
        <text:p text:style-name="P11"><text:s text:c="8"/>// <text:s text:c="3"/></text:p>
        <text:p text:style-name="P11"><text:s text:c="8"/>// <text:s text:c="7"/>hurricane.category = 3</text:p>
        <text:p text:style-name="P11"><text:s text:c="8"/>// <text:s text:c="3"/></text:p>
        <text:p text:style-name="P11"><text:s text:c="8"/>// <text:s text:c="3"/>else if (hurricane.windSpeed &gt;= 130 &amp;&amp; hurricane.windSpeed &lt;= 156) </text:p>
        <text:p text:style-name="P11"><text:s text:c="8"/>// <text:s text:c="3"/></text:p>
        <text:p text:style-name="P11"><text:s text:c="8"/>// <text:s text:c="7"/>hurricane.category = 4</text:p>
        <text:p text:style-name="P11"><text:s text:c="8"/>// <text:s text:c="3"/></text:p>
        <text:p text:style-name="P11"><text:s text:c="8"/>// <text:s text:c="3"/>else if (hurricane.windSpeed &gt;= 157) </text:p>
        <text:p text:style-name="P11"><text:s text:c="8"/>// <text:s text:c="3"/></text:p>
        <text:p text:style-name="P11"><text:s text:c="8"/>// <text:s text:c="7"/>hurricane.category = 5</text:p>
        <text:p text:style-name="P11"><text:soft-page-break/><text:s text:c="8"/>// <text:s text:c="3"/></text:p>
        <text:p text:style-name="P11"><text:s text:c="8"/>// <text:s text:c="3"/>else </text:p>
        <text:p text:style-name="P11"><text:s text:c="8"/>// <text:s text:c="3"/></text:p>
        <text:p text:style-name="P11"><text:s text:c="8"/>// <text:s text:c="7"/>hurricane.category = 0 <text:s/>// used in case source file has a storm with wind speeds under the threshold</text:p>
        <text:p text:style-name="P11"><text:s text:c="8"/>// <text:s text:c="24"/>// needed to be a hurricane, will be mentioned as a tropical storm</text:p>
        <text:p text:style-name="P11"><text:s text:c="8"/>//</text:p>
        <text:p text:style-name="P11"/>
        <text:p text:style-name="P11"><text:s text:c="8"/>// determine category</text:p>
        <text:p text:style-name="P11"><text:s text:c="8"/>for (int i = 0 i &lt; windSpeed.length i++) </text:p>
        <text:p text:style-name="P11"><text:s text:c="8"/></text:p>
        <text:p text:style-name="P11"><text:s text:c="12"/>if (windSpeed[i] &gt;= 74 &amp;&amp; windSpeed[i] &lt;= 95) </text:p>
        <text:p text:style-name="P11"><text:s text:c="12"/></text:p>
        <text:p text:style-name="P11"><text:s text:c="16"/>category[i] = 1</text:p>
        <text:p text:style-name="P11"><text:s text:c="12"/></text:p>
        <text:p text:style-name="P11"><text:s text:c="12"/>else if (windSpeed[i] &gt;= 96 &amp;&amp; windSpeed[i] &lt;= 110) </text:p>
        <text:p text:style-name="P11"><text:s text:c="12"/></text:p>
        <text:p text:style-name="P11"><text:s text:c="16"/>category[i] = 2</text:p>
        <text:p text:style-name="P11"><text:s text:c="12"/></text:p>
        <text:p text:style-name="P11"><text:s text:c="12"/>else if (windSpeed[i] &gt;= 111 &amp;&amp; windSpeed[i] &lt;= 129) </text:p>
        <text:p text:style-name="P11"><text:s text:c="12"/></text:p>
        <text:p text:style-name="P11"><text:s text:c="16"/>category[i] = 3</text:p>
        <text:p text:style-name="P11"><text:s text:c="12"/></text:p>
        <text:p text:style-name="P11"><text:s text:c="12"/>else if (windSpeed[i] &gt;= 130 &amp;&amp; windSpeed[i] &lt;= 156) </text:p>
        <text:p text:style-name="P11"><text:s text:c="12"/></text:p>
        <text:p text:style-name="P11"><text:s text:c="16"/>category[i] = 4</text:p>
        <text:p text:style-name="P11"><text:soft-page-break/><text:s text:c="12"/></text:p>
        <text:p text:style-name="P11"><text:s text:c="12"/>else if (windSpeed[i] &gt;= 157) </text:p>
        <text:p text:style-name="P11"><text:s text:c="12"/></text:p>
        <text:p text:style-name="P11"><text:s text:c="16"/>category[i] = 5</text:p>
        <text:p text:style-name="P11"><text:s text:c="12"/></text:p>
        <text:p text:style-name="P11"><text:s text:c="12"/>else </text:p>
        <text:p text:style-name="P11"><text:s text:c="12"/></text:p>
        <text:p text:style-name="P11"><text:s text:c="16"/>category[i] = 0 <text:s/>// used in case source file has a storm with wind speeds under the threshold</text:p>
        <text:p text:style-name="P11"><text:s text:c="33"/>// needed to be a hurricane, will be mentioned as a tropical storm</text:p>
        <text:p text:style-name="P11"><text:s text:c="8"/></text:p>
        <text:p text:style-name="P11"/>
        <text:p text:style-name="P11"><text:s text:c="8"/>// count number of each category</text:p>
        <text:p text:style-name="P11"><text:s text:c="8"/>for (int hurricane : category) </text:p>
        <text:p text:style-name="P11"><text:s text:c="45"/>// hurricane temporary variable will appear throughout the code,</text:p>
        <text:p text:style-name="P11"><text:s text:c="12"/>if (hurricane == 1) <text:s text:c="14"/>// it represents each index of an array</text:p>
        <text:p text:style-name="P11"><text:s text:c="51"/></text:p>
        <text:p text:style-name="P11"><text:s text:c="16"/>f1++</text:p>
        <text:p text:style-name="P11"><text:s text:c="12"/></text:p>
        <text:p text:style-name="P11"><text:s text:c="12"/>else if (hurricane == 2) </text:p>
        <text:p text:style-name="P11"><text:s text:c="12"/></text:p>
        <text:p text:style-name="P11"><text:s text:c="16"/>f2++</text:p>
        <text:p text:style-name="P11"><text:s text:c="12"/></text:p>
        <text:p text:style-name="P11"><text:s text:c="12"/>else if (hurricane == 3) </text:p>
        <text:p text:style-name="P11"><text:s text:c="12"/></text:p>
        <text:p text:style-name="P11"><text:s text:c="16"/>f3++</text:p>
        <text:p text:style-name="P11"><text:soft-page-break/><text:s text:c="12"/></text:p>
        <text:p text:style-name="P11"><text:s text:c="12"/>else if (hurricane == 4) </text:p>
        <text:p text:style-name="P11"><text:s text:c="12"/></text:p>
        <text:p text:style-name="P11"><text:s text:c="16"/>f4++</text:p>
        <text:p text:style-name="P11"><text:s text:c="12"/></text:p>
        <text:p text:style-name="P11"><text:s text:c="12"/>else if (hurricane == 5) </text:p>
        <text:p text:style-name="P11"><text:s text:c="12"/></text:p>
        <text:p text:style-name="P11"><text:s text:c="16"/>f5++</text:p>
        <text:p text:style-name="P11"><text:s text:c="12"/></text:p>
        <text:p text:style-name="P11"><text:s text:c="12"/>else </text:p>
        <text:p text:style-name="P11"><text:s text:c="12"/></text:p>
        <text:p text:style-name="P11"><text:s text:c="16"/>f0++</text:p>
        <text:p text:style-name="P11"><text:s text:c="12"/></text:p>
        <text:p text:style-name="P11"><text:s text:c="8"/></text:p>
        <text:p text:style-name="P11"/>
        <text:p text:style-name="P11"><text:s text:c="8"/>// Find min, max and average for category, windspeed and pressure</text:p>
        <text:p text:style-name="P11"><text:s text:c="8"/>for (int hurricane : category) </text:p>
        <text:p text:style-name="P11"><text:s text:c="8"/></text:p>
        <text:p text:style-name="P11"><text:s text:c="12"/>if (hurricane &gt; max) </text:p>
        <text:p text:style-name="P11"><text:s text:c="12"/></text:p>
        <text:p text:style-name="P11"><text:s text:c="16"/>max = hurricane</text:p>
        <text:p text:style-name="P11"><text:s text:c="12"/></text:p>
        <text:p text:style-name="P11"><text:s text:c="8"/></text:p>
        <text:p text:style-name="P11"><text:s text:c="8"/>maxCat = max</text:p>
        <text:p text:style-name="P11"><text:s text:c="8"/>max = Integer.MIN_VALUE</text:p>
        <text:p text:style-name="P11"><text:soft-page-break/><text:s text:c="8"/>for (int hurricane : category) </text:p>
        <text:p text:style-name="P11"><text:s text:c="8"/></text:p>
        <text:p text:style-name="P11"><text:s text:c="12"/>if (hurricane &lt; min) </text:p>
        <text:p text:style-name="P11"><text:s text:c="12"/></text:p>
        <text:p text:style-name="P11"><text:s text:c="16"/>min = hurricane</text:p>
        <text:p text:style-name="P11"><text:s text:c="12"/></text:p>
        <text:p text:style-name="P11"><text:s text:c="8"/></text:p>
        <text:p text:style-name="P11"><text:s text:c="8"/>minCat = min</text:p>
        <text:p text:style-name="P11"><text:s text:c="8"/>min = Integer.MAX_VALUE</text:p>
        <text:p text:style-name="P11"/>
        <text:p text:style-name="P11"><text:s text:c="8"/>for (int hurricane : windSpeed) </text:p>
        <text:p text:style-name="P11"><text:s text:c="8"/></text:p>
        <text:p text:style-name="P11"><text:s text:c="12"/>if (hurricane &gt; max) </text:p>
        <text:p text:style-name="P11"><text:s text:c="12"/></text:p>
        <text:p text:style-name="P11"><text:s text:c="16"/>max = hurricane</text:p>
        <text:p text:style-name="P11"><text:s text:c="12"/></text:p>
        <text:p text:style-name="P11"><text:s text:c="8"/></text:p>
        <text:p text:style-name="P11"><text:s text:c="8"/>maxSpeed = max</text:p>
        <text:p text:style-name="P11"><text:s text:c="8"/>max = Integer.MIN_VALUE</text:p>
        <text:p text:style-name="P11"><text:s text:c="8"/>for (int hurricane : windSpeed) </text:p>
        <text:p text:style-name="P11"><text:s text:c="8"/></text:p>
        <text:p text:style-name="P11"><text:s text:c="12"/>if (hurricane &lt; min) </text:p>
        <text:p text:style-name="P11"><text:s text:c="12"/></text:p>
        <text:p text:style-name="P11"><text:s text:c="16"/>min = hurricane</text:p>
        <text:p text:style-name="P11"><text:s text:c="12"/></text:p>
        <text:p text:style-name="P11"><text:soft-page-break/><text:s text:c="8"/></text:p>
        <text:p text:style-name="P11"><text:s text:c="8"/>minSpeed = min</text:p>
        <text:p text:style-name="P11"><text:s text:c="8"/>min = Integer.MAX_VALUE</text:p>
        <text:p text:style-name="P11"/>
        <text:p text:style-name="P11"><text:s text:c="8"/>for (int hurricane : pressure) </text:p>
        <text:p text:style-name="P11"><text:s text:c="8"/></text:p>
        <text:p text:style-name="P11"><text:s text:c="12"/>if (hurricane &gt; max) </text:p>
        <text:p text:style-name="P11"><text:s text:c="12"/></text:p>
        <text:p text:style-name="P11"><text:s text:c="16"/>max = hurricane</text:p>
        <text:p text:style-name="P11"><text:s text:c="12"/></text:p>
        <text:p text:style-name="P11"><text:s text:c="8"/></text:p>
        <text:p text:style-name="P11"><text:s text:c="8"/>maxPres = max</text:p>
        <text:p text:style-name="P11"><text:s text:c="8"/>max = Integer.MIN_VALUE</text:p>
        <text:p text:style-name="P11"><text:s text:c="8"/>for (int hurricane : pressure) </text:p>
        <text:p text:style-name="P11"><text:s text:c="8"/></text:p>
        <text:p text:style-name="P11"><text:s text:c="12"/>if (hurricane &lt; min) </text:p>
        <text:p text:style-name="P11"><text:s text:c="12"/></text:p>
        <text:p text:style-name="P11"><text:s text:c="16"/>min = hurricane</text:p>
        <text:p text:style-name="P11"><text:s text:c="12"/></text:p>
        <text:p text:style-name="P11"><text:s text:c="8"/></text:p>
        <text:p text:style-name="P11"><text:s text:c="8"/>minPres = min</text:p>
        <text:p text:style-name="P11"><text:s text:c="8"/>min = Integer.MAX_VALUE</text:p>
        <text:p text:style-name="P11"/>
        <text:p text:style-name="P11"><text:s text:c="8"/>for (int hurricane : category) </text:p>
        <text:p text:style-name="P11"><text:s text:c="8"/></text:p>
        <text:p text:style-name="P11"><text:soft-page-break/><text:s text:c="12"/>sum += hurricane</text:p>
        <text:p text:style-name="P11"><text:s text:c="8"/></text:p>
        <text:p text:style-name="P11"><text:s text:c="8"/>averageCat = (int) (sum / category.length)</text:p>
        <text:p text:style-name="P11"><text:s text:c="8"/>sum = 0</text:p>
        <text:p text:style-name="P11"/>
        <text:p text:style-name="P11"><text:s text:c="8"/>for (int hurricane : windSpeed)</text:p>
        <text:p text:style-name="P11"><text:s text:c="8"/></text:p>
        <text:p text:style-name="P11"><text:s text:c="12"/>sum += hurricane</text:p>
        <text:p text:style-name="P11"><text:s text:c="8"/></text:p>
        <text:p text:style-name="P11"><text:s text:c="8"/>averageSpeed = (int) (sum / windSpeed.length)</text:p>
        <text:p text:style-name="P11"><text:s text:c="8"/>sum = 0</text:p>
        <text:p text:style-name="P11"/>
        <text:p text:style-name="P11"><text:s text:c="8"/>for (int hurricane : pressure) </text:p>
        <text:p text:style-name="P11"><text:s text:c="8"/></text:p>
        <text:p text:style-name="P11"><text:s text:c="12"/>sum += hurricane</text:p>
        <text:p text:style-name="P11"><text:s text:c="8"/></text:p>
        <text:p text:style-name="P11"><text:s text:c="8"/>averagePres = (int) (sum / pressure.length)</text:p>
        <text:p text:style-name="P11"><text:s text:c="8"/>sum = 0</text:p>
        <text:p text:style-name="P11"/>
        <text:p text:style-name="P11"><text:s text:c="8"/>// Output - print table using printf to format the columns</text:p>
        <text:p text:style-name="P11"/>
        <text:p text:style-name="P11"><text:s text:c="8"/>System.out.println(" <text:s text:c="21"/>Hurricanes 1980 - 2006")</text:p>
        <text:p text:style-name="P11"><text:s text:c="8"/>System.out.println()</text:p>
        <text:p text:style-name="P11"><text:s text:c="8"/>System.out.println("Year <text:s text:c="4"/>Hurricane <text:s text:c="3"/>Category <text:s text:c="4"/>Pressure (mb) <text:s text:c="4"/>Wind Speed (mph)")</text:p>
        <text:p text:style-name="P11"><text:soft-page-break/><text:s text:c="8"/>System.out.println("=====================================================================")</text:p>
        <text:p text:style-name="P11"/>
        <text:p text:style-name="P11"><text:s text:c="8"/>for (int i = 0 i &lt; year.length i++) </text:p>
        <text:p text:style-name="P11"><text:s text:c="8"/></text:p>
        <text:p text:style-name="P11"><text:s text:c="11"/>System.out.printf("%4d%12s%11d%16d%18d%n", year[i], name[i], category[i], pressure[i], windSpeed[i])</text:p>
        <text:p text:style-name="P11"><text:s text:c="8"/></text:p>
        <text:p text:style-name="P11"><text:s text:c="8"/>System.out.println("=====================================================================")</text:p>
        <text:p text:style-name="P11"/>
        <text:p text:style-name="P11"><text:s text:c="8"/>System.out.printf("%7s%20d%16d%18d%n", "Average", averageCat, averagePres, averageSpeed)</text:p>
        <text:p text:style-name="P11"><text:s text:c="8"/>System.out.printf("%7s%20d%16d%18d%n", "Maximum", maxCat, maxPres, maxSpeed)</text:p>
        <text:p text:style-name="P11"><text:s text:c="8"/>System.out.printf("%7s%20d%16d%18d%n", "Minimum", minCat, minPres, minSpeed)</text:p>
        <text:p text:style-name="P11"><text:s text:c="8"/>System.out.println("=====================================================================")</text:p>
        <text:p text:style-name="P11"/>
        <text:p text:style-name="P11"><text:s text:c="8"/>if (f0 &gt; 0) </text:p>
        <text:p text:style-name="P11"><text:s text:c="8"/></text:p>
        <text:p text:style-name="P11"><text:s text:c="12"/>System.out.println("Number of Tropical Storms: " + f0) <text:s text:c="2"/>// if the source file has a storm under the threshold</text:p>
        <text:p text:style-name="P11"><text:s text:c="69"/>// then it will be mentioned as a tropical storm</text:p>
        <text:p text:style-name="P11"><text:s text:c="8"/>if (f1 &gt; 0) </text:p>
        <text:p text:style-name="P11"><text:s text:c="8"/></text:p>
        <text:p text:style-name="P11"><text:s text:c="12"/>System.out.println("Number of Category 1: " + f1)</text:p>
        <text:p text:style-name="P11"><text:s text:c="8"/></text:p>
        <text:p text:style-name="P11"><text:soft-page-break/><text:s text:c="8"/>if (f2 &gt; 0)</text:p>
        <text:p text:style-name="P11"><text:s text:c="8"/></text:p>
        <text:p text:style-name="P11"><text:s text:c="12"/>System.out.println("Number of Category 2: " + f2)</text:p>
        <text:p text:style-name="P11"><text:s text:c="8"/></text:p>
        <text:p text:style-name="P11"><text:s text:c="8"/>if (f3 &gt; 0)</text:p>
        <text:p text:style-name="P11"><text:s text:c="8"/></text:p>
        <text:p text:style-name="P11"><text:s text:c="12"/>System.out.println("Number of Category 3: " + f3)</text:p>
        <text:p text:style-name="P11"><text:s text:c="8"/></text:p>
        <text:p text:style-name="P11"><text:s text:c="8"/>if (f4 &gt; 0)</text:p>
        <text:p text:style-name="P11"><text:s text:c="8"/></text:p>
        <text:p text:style-name="P11"><text:s text:c="12"/>System.out.println("Number of Category 4: " + f4)</text:p>
        <text:p text:style-name="P11"><text:s text:c="8"/></text:p>
        <text:p text:style-name="P11"><text:s text:c="8"/>if (f5 &gt; 0)</text:p>
        <text:p text:style-name="P11"><text:s text:c="8"/></text:p>
        <text:p text:style-name="P11"><text:s text:c="12"/>System.out.println("Number of Category 5: " + f5)</text:p>
        <text:p text:style-name="P11"><text:s text:c="8"/></text:p>
        <text:p text:style-name="P11"><text:s text:c="8"/>// Output - write table to a .txt file</text:p>
        <text:p text:style-name="P11"><text:s text:c="8"/>outFile.println(" <text:s text:c="21"/>Hurricanes 1980 - 2006")</text:p>
        <text:p text:style-name="P11"><text:s text:c="8"/>outFile.println()</text:p>
        <text:p text:style-name="P11"><text:s text:c="8"/>outFile.println("Year <text:s text:c="4"/>Hurricane <text:s text:c="3"/>Category <text:s text:c="4"/>Pressure (mb) <text:s text:c="4"/>Wind Speed (mph)")</text:p>
        <text:p text:style-name="P11"><text:s text:c="8"/>outFile.println("=====================================================================")</text:p>
        <text:p text:style-name="P11"/>
        <text:p text:style-name="P11"><text:s text:c="8"/>for (int i = 0 i &lt; year.length i++) </text:p>
        <text:p text:style-name="P11"><text:s text:c="8"/></text:p>
        <text:p text:style-name="P11"><text:soft-page-break/><text:s text:c="12"/>outFile.printf("%4d%12s%11d%16d%18d%n", year[i], name[i], category[i], pressure[i], windSpeed[i])</text:p>
        <text:p text:style-name="P11"><text:s text:c="8"/></text:p>
        <text:p text:style-name="P11"><text:s text:c="8"/>outFile.println("=====================================================================")</text:p>
        <text:p text:style-name="P11"/>
        <text:p text:style-name="P11"><text:s text:c="8"/>outFile.printf("%7s%20d%16d%18d%n", "Average", averageCat, averagePres, averageSpeed)</text:p>
        <text:p text:style-name="P11"><text:s text:c="8"/>outFile.printf("%7s%20d%16d%18d%n", "Maximum", maxCat, maxPres, maxSpeed)</text:p>
        <text:p text:style-name="P11"><text:s text:c="8"/>outFile.printf("%7s%20d%16d%18d%n", "Minimum", minCat, minPres, minSpeed)</text:p>
        <text:p text:style-name="P11"><text:s text:c="8"/>outFile.println("=====================================================================")</text:p>
        <text:p text:style-name="P11"/>
        <text:p text:style-name="P11"><text:s text:c="8"/>if (f0 &gt; 0) </text:p>
        <text:p text:style-name="P11"><text:s text:c="8"/></text:p>
        <text:p text:style-name="P11"><text:s text:c="12"/>outFile.println("Number of Tropical Storms: " + f0) <text:s text:c="2"/>// if the source file has a storm under the threshold</text:p>
        <text:p text:style-name="P11"><text:s text:c="69"/>// then it will be mentioned as a tropical storm</text:p>
        <text:p text:style-name="P11"><text:s text:c="8"/>if (f1 &gt; 0) </text:p>
        <text:p text:style-name="P11"><text:s text:c="8"/></text:p>
        <text:p text:style-name="P11"><text:s text:c="12"/>outFile.println("Number of Category 1: " + f1)</text:p>
        <text:p text:style-name="P11"><text:s text:c="8"/></text:p>
        <text:p text:style-name="P11"><text:s text:c="8"/>if (f2 &gt; 0)</text:p>
        <text:p text:style-name="P11"><text:s text:c="8"/></text:p>
        <text:p text:style-name="P11"><text:s text:c="12"/>outFile.println("Number of Category 2: " + f2)</text:p>
        <text:p text:style-name="P11"><text:s text:c="8"/></text:p>
        <text:p text:style-name="P11"><text:s text:c="8"/>if (f3 &gt; 0)</text:p>
        <text:p text:style-name="P11"><text:s text:c="8"/></text:p>
        <text:p text:style-name="P11"><text:soft-page-break/><text:s text:c="12"/>outFile.println("Number of Category 3: " + f3)</text:p>
        <text:p text:style-name="P11"><text:s text:c="8"/></text:p>
        <text:p text:style-name="P11"><text:s text:c="8"/>if (f4 &gt; 0)</text:p>
        <text:p text:style-name="P11"><text:s text:c="8"/></text:p>
        <text:p text:style-name="P11"><text:s text:c="12"/>outFile.println("Number of Category 4: " + f4)</text:p>
        <text:p text:style-name="P11"><text:s text:c="8"/></text:p>
        <text:p text:style-name="P11"><text:s text:c="8"/>if (f5 &gt; 0)</text:p>
        <text:p text:style-name="P11"><text:s text:c="8"/></text:p>
        <text:p text:style-name="P11"><text:s text:c="12"/>outFile.println("Number of Category 5: " + f5)</text:p>
        <text:p text:style-name="P11"><text:s text:c="8"/></text:p>
        <text:p text:style-name="P11"><text:s text:c="8"/>outFile.close()</text:p>
        <text:p text:style-name="P11"/>
        <text:p text:style-name="P11"><text:s text:c="5"/>// end main()</text:p>
        <text:p text:style-name="P11"><text:s/>// end Hurricanes2</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2"/>
        <text:p text:style-name="P10"><text:span text:style-name="T2">Insert a copy of your code from the IDE here:</text:span></text:p>
        <text:p text:style-name="P4">/**</text:p>
        <text:p text:style-name="P4"><text:s/>* Calculates the average, maximum, and minimum category, pressure, and wind speed of all the Atlantic Hurricanes</text:p>
        <text:p text:style-name="P4"><text:s/>* which have occurred from 1980 to 2006.</text:p>
        <text:p text:style-name="P4"><text:s/>*</text:p>
        <text:p text:style-name="P4"><text:s/>* @author Josiah Kowalski</text:p>
        <text:p text:style-name="P4"><text:s/>* @version 12/29/19</text:p>
        <text:p text:style-name="P4"><text:s/>*</text:p>
        <text:p text:style-name="P4"><text:s/>*/</text:p>
        <text:p text:style-name="P4"><text:soft-page-break/></text:p>
        <text:p text:style-name="P4"/>
        <text:p text:style-name="P4">import java.util.Scanner;</text:p>
        <text:p text:style-name="P4">import java.io.File;</text:p>
        <text:p text:style-name="P4">import java.io.IOException;</text:p>
        <text:p text:style-name="P4">import java.io.PrintWriter;</text:p>
        <text:p text:style-name="P4">import java.util.ArrayList;</text:p>
        <text:p text:style-name="P4">import java.util.List;</text:p>
        <text:p text:style-name="P4"/>
        <text:p text:style-name="P4">public class Hurricanes2</text:p>
        <text:p text:style-name="P4">{</text:p>
        <text:p text:style-name="P4"><text:s text:c="3"/>// public class Hurricane{ <text:s text:c="4"/>ALL THE COMMENTED OUT CODE IS ME TRYING TO MAKE IT BETTER BUT FAILING</text:p>
        <text:p text:style-name="P4"><text:s text:c="3"/>// <text:s text:c="4"/>public int year; <text:s text:c="7"/>so theres no need to pay attention to it... sorry if it clutters it</text:p>
        <text:p text:style-name="P4"><text:s text:c="3"/>// <text:s text:c="4"/>public String month;</text:p>
        <text:p text:style-name="P4"><text:s text:c="3"/>// <text:s text:c="4"/>public int pressure;</text:p>
        <text:p text:style-name="P4"><text:s text:c="3"/>// <text:s text:c="4"/>public int windSpeed;</text:p>
        <text:p text:style-name="P4"><text:s text:c="3"/>// <text:s text:c="4"/>public String name;</text:p>
        <text:p text:style-name="P4"><text:s text:c="3"/>// <text:s text:c="4"/>public int category;</text:p>
        <text:p text:style-name="P4"><text:s text:c="3"/>// }</text:p>
        <text:p text:style-name="P4"/>
        <text:p text:style-name="P4"/>
        <text:p text:style-name="P4"><text:s text:c="4"/>public static void main(String[] args)throws IOException</text:p>
        <text:p text:style-name="P4"><text:s text:c="4"/>{</text:p>
        <text:p text:style-name="P4"><text:s text:c="8"/>//List&lt;Hurricane&gt; hurricanes = new ArrayList&lt;Hurricane&gt;();</text:p>
        <text:p text:style-name="P4"/>
        <text:p text:style-name="P4"><text:s text:c="8"/>// declare and initialize variables</text:p>
        <text:p text:style-name="P4"><text:tab/><text:tab/>int arrayLength = 59; <text:s text:c="7"/>// change this if adding more entries</text:p>
        <text:p text:style-name="P4"/>
        <text:p text:style-name="P4"><text:s text:c="8"/>int[] year = new int[arrayLength];</text:p>
        <text:p text:style-name="P4"><text:s text:c="8"/>int[] pressure = new int[arrayLength];</text:p>
        <text:p text:style-name="P4"><text:s text:c="8"/>int[] windSpeed = new int[arrayLength];</text:p>
        <text:p text:style-name="P4"><text:s text:c="8"/>int[] category = new int[arrayLength];</text:p>
        <text:p text:style-name="P4"><text:s text:c="8"/>String[] month = new String[arrayLength];</text:p>
        <text:p text:style-name="P4"><text:s text:c="8"/>String[] name = new String[arrayLength];</text:p>
        <text:p text:style-name="P4"><text:s text:c="8"/>int f0 = 0; <text:s text:c="8"/>// tropical strom</text:p>
        <text:p text:style-name="P4"><text:soft-page-break/><text:s text:c="8"/>int f1 = 0;</text:p>
        <text:p text:style-name="P4"><text:s text:c="8"/>int f2 = 0;</text:p>
        <text:p text:style-name="P4"><text:s text:c="8"/>int f3 = 0;</text:p>
        <text:p text:style-name="P4"><text:s text:c="8"/>int f4 = 0;</text:p>
        <text:p text:style-name="P4"><text:s text:c="8"/>int f5 = 0;</text:p>
        <text:p text:style-name="P4"><text:s text:c="8"/>int max = Integer.MIN_VALUE;</text:p>
        <text:p text:style-name="P4"><text:s text:c="8"/>int min = Integer.MAX_VALUE;</text:p>
        <text:p text:style-name="P4"><text:s text:c="8"/>int maxCat = 0;</text:p>
        <text:p text:style-name="P4"><text:s text:c="8"/>int minCat = 0;</text:p>
        <text:p text:style-name="P4"><text:s text:c="8"/>int maxSpeed = 0;</text:p>
        <text:p text:style-name="P4"><text:s text:c="8"/>int minSpeed = 0;</text:p>
        <text:p text:style-name="P4"><text:s text:c="8"/>int maxPres = 0;</text:p>
        <text:p text:style-name="P4"><text:s text:c="8"/>int minPres = 0;</text:p>
        <text:p text:style-name="P4"><text:s text:c="8"/>int sum = 0;</text:p>
        <text:p text:style-name="P4"><text:s text:c="8"/>int averageCat = 0;</text:p>
        <text:p text:style-name="P4"><text:s text:c="8"/>int averageSpeed = 0;</text:p>
        <text:p text:style-name="P4"><text:s text:c="8"/>int averagePres = 0;</text:p>
        <text:p text:style-name="P4"/>
        <text:p text:style-name="P4"><text:s text:c="8"/>File fileName = new File("hurcdata2.txt");</text:p>
        <text:p text:style-name="P4"><text:s text:c="8"/>Scanner inFile = new Scanner(fileName);</text:p>
        <text:p text:style-name="P4"><text:s text:c="8"/>PrintWriter outFile = new PrintWriter(new File("Summary.txt"));</text:p>
        <text:p text:style-name="P4"/>
        <text:p text:style-name="P4"><text:s text:c="8"/>// INPUT <text:s/>- read data in from the file</text:p>
        <text:p text:style-name="P4"><text:s text:c="8"/>int index = 0;</text:p>
        <text:p text:style-name="P4"><text:s text:c="8"/>while (inFile.hasNext())</text:p>
        <text:p text:style-name="P4"><text:s text:c="8"/>{</text:p>
        <text:p text:style-name="P4"><text:s text:c="12"/>//Hurricane hurricane = new Hurricane();</text:p>
        <text:p text:style-name="P4"><text:s text:c="12"/>//hurricane.year = inFile.nextInt();</text:p>
        <text:p text:style-name="P4"><text:s text:c="12"/>//hurricane.month = inFile.next();</text:p>
        <text:p text:style-name="P4"><text:s text:c="12"/>//hurricane.pressure = inFile.nextInt();</text:p>
        <text:p text:style-name="P4"><text:s text:c="12"/>//hurricane.windSpeed = inFile.nextInt();</text:p>
        <text:p text:style-name="P4"><text:s text:c="12"/>//hurricane.name = inFile.next();</text:p>
        <text:p text:style-name="P4"><text:s text:c="12"/>//hurricanes.add(hurricane);</text:p>
        <text:p text:style-name="P4"/>
        <text:p text:style-name="P4"><text:s text:c="12"/>year[index] = inFile.nextInt();</text:p>
        <text:p text:style-name="P4"><text:s text:c="12"/>month[index] = inFile.next();</text:p>
        <text:p text:style-name="P4"><text:soft-page-break/><text:s text:c="12"/>pressure[index] = inFile.nextInt();</text:p>
        <text:p text:style-name="P4"><text:s text:c="12"/>windSpeed[index] = inFile.nextInt();</text:p>
        <text:p text:style-name="P4"><text:s text:c="12"/>name[index] = inFile.next();</text:p>
        <text:p text:style-name="P4"><text:s text:c="12"/>index++;</text:p>
        <text:p text:style-name="P4"><text:s text:c="8"/>}</text:p>
        <text:p text:style-name="P4"><text:s text:c="8"/>inFile.close();</text:p>
        <text:p text:style-name="P4"/>
        <text:p text:style-name="P4"/>
        <text:p text:style-name="P4"><text:s text:c="8"/>// PROCESSING - calculate and convert values</text:p>
        <text:p text:style-name="P4"/>
        <text:p text:style-name="P4"><text:s text:c="8"/>// convert windspeed from knots to MPH</text:p>
        <text:p text:style-name="P4"/>
        <text:p text:style-name="P4"><text:s text:c="8"/>//for(Hurricane hurricane : hurricanes) {</text:p>
        <text:p text:style-name="P4"><text:s text:c="8"/>// <text:s text:c="3"/>hurricane.windSpeed = (int)(hurricane.windSpeed * 1.151);</text:p>
        <text:p text:style-name="P4"><text:s text:c="8"/>//}</text:p>
        <text:p text:style-name="P4"/>
        <text:p text:style-name="P4"><text:s text:c="8"/>for (int i = 0; i &lt; windSpeed.length; i++) </text:p>
        <text:p text:style-name="P4"><text:s text:c="8"/>{</text:p>
        <text:p text:style-name="P4"><text:s text:c="12"/>windSpeed[i] = (int)(windSpeed[i] * 1.151);</text:p>
        <text:p text:style-name="P4"><text:s text:c="8"/>}</text:p>
        <text:p text:style-name="P4"/>
        <text:p text:style-name="P4"><text:s text:c="8"/>//for(Hurricane hurricane : hurricanes) </text:p>
        <text:p text:style-name="P4"><text:s text:c="8"/>//{</text:p>
        <text:p text:style-name="P4"><text:s text:c="8"/>// <text:s text:c="3"/>if (hurricane.windSpeed &gt;= 74 &amp;&amp; hurricane.windSpeed &lt;= 95) </text:p>
        <text:p text:style-name="P4"><text:s text:c="8"/>// <text:s text:c="3"/>{</text:p>
        <text:p text:style-name="P4"><text:s text:c="8"/>// <text:s text:c="7"/>hurricane.category = 1;</text:p>
        <text:p text:style-name="P4"><text:s text:c="8"/>// <text:s text:c="3"/>}</text:p>
        <text:p text:style-name="P4"><text:s text:c="8"/>// <text:s text:c="3"/>else if (hurricane.windSpeed &gt;= 96 &amp;&amp; hurricane.windSpeed &lt;= 110) </text:p>
        <text:p text:style-name="P4"><text:s text:c="8"/>// <text:s text:c="3"/>{</text:p>
        <text:p text:style-name="P4"><text:s text:c="8"/>// <text:s text:c="7"/>hurricane.category = 2;</text:p>
        <text:p text:style-name="P4"><text:s text:c="8"/>// <text:s text:c="3"/>}</text:p>
        <text:p text:style-name="P4"><text:s text:c="8"/>// <text:s text:c="3"/>else if (hurricane.windSpeed &gt;= 111 &amp;&amp; hurricane.windSpeed &lt;= 129) </text:p>
        <text:p text:style-name="P4"><text:s text:c="8"/>// <text:s text:c="3"/>{</text:p>
        <text:p text:style-name="P4"><text:s text:c="8"/>// <text:s text:c="7"/>hurricane.category = 3;</text:p>
        <text:p text:style-name="P4"><text:s text:c="8"/>// <text:s text:c="3"/>}</text:p>
        <text:p text:style-name="P4"><text:s text:c="8"/>// <text:s text:c="3"/>else if (hurricane.windSpeed &gt;= 130 &amp;&amp; hurricane.windSpeed &lt;= 156) </text:p>
        <text:p text:style-name="P4"><text:soft-page-break/><text:s text:c="8"/>// <text:s text:c="3"/>{</text:p>
        <text:p text:style-name="P4"><text:s text:c="8"/>// <text:s text:c="7"/>hurricane.category = 4;</text:p>
        <text:p text:style-name="P4"><text:s text:c="8"/>// <text:s text:c="3"/>}</text:p>
        <text:p text:style-name="P4"><text:s text:c="8"/>// <text:s text:c="3"/>else if (hurricane.windSpeed &gt;= 157) </text:p>
        <text:p text:style-name="P4"><text:s text:c="8"/>// <text:s text:c="3"/>{</text:p>
        <text:p text:style-name="P4"><text:s text:c="8"/>// <text:s text:c="7"/>hurricane.category = 5;</text:p>
        <text:p text:style-name="P4"><text:s text:c="8"/>// <text:s text:c="3"/>}</text:p>
        <text:p text:style-name="P4"><text:s text:c="8"/>// <text:s text:c="3"/>else </text:p>
        <text:p text:style-name="P4"><text:s text:c="8"/>// <text:s text:c="3"/>{</text:p>
        <text:p text:style-name="P4"><text:s text:c="8"/>// <text:s text:c="7"/>hurricane.category = 0; <text:s/>// used in case source file has a storm with wind speeds under the threshold</text:p>
        <text:p text:style-name="P4"><text:s text:c="8"/>// <text:s text:c="3"/>} <text:s text:c="20"/>// needed to be a hurricane, will be mentioned as a tropical storm</text:p>
        <text:p text:style-name="P4"><text:s text:c="8"/>//}</text:p>
        <text:p text:style-name="P4"/>
        <text:p text:style-name="P4"><text:s text:c="8"/>// determine category</text:p>
        <text:p text:style-name="P4"><text:s text:c="8"/>for (int i = 0; i &lt; windSpeed.length; i++) </text:p>
        <text:p text:style-name="P4"><text:s text:c="8"/>{</text:p>
        <text:p text:style-name="P4"><text:s text:c="12"/>if (windSpeed[i] &gt;= 74 &amp;&amp; windSpeed[i] &lt;= 95) </text:p>
        <text:p text:style-name="P4"><text:s text:c="12"/>{</text:p>
        <text:p text:style-name="P4"><text:s text:c="16"/>category[i] = 1;</text:p>
        <text:p text:style-name="P4"><text:s text:c="12"/>}</text:p>
        <text:p text:style-name="P4"><text:s text:c="12"/>else if (windSpeed[i] &gt;= 96 &amp;&amp; windSpeed[i] &lt;= 110) </text:p>
        <text:p text:style-name="P4"><text:s text:c="12"/>{</text:p>
        <text:p text:style-name="P4"><text:s text:c="16"/>category[i] = 2;</text:p>
        <text:p text:style-name="P4"><text:s text:c="12"/>}</text:p>
        <text:p text:style-name="P4"><text:s text:c="12"/>else if (windSpeed[i] &gt;= 111 &amp;&amp; windSpeed[i] &lt;= 129) </text:p>
        <text:p text:style-name="P4"><text:s text:c="12"/>{</text:p>
        <text:p text:style-name="P4"><text:s text:c="16"/>category[i] = 3;</text:p>
        <text:p text:style-name="P4"><text:s text:c="12"/>}</text:p>
        <text:p text:style-name="P4"><text:s text:c="12"/>else if (windSpeed[i] &gt;= 130 &amp;&amp; windSpeed[i] &lt;= 156) </text:p>
        <text:p text:style-name="P4"><text:s text:c="12"/>{</text:p>
        <text:p text:style-name="P4"><text:s text:c="16"/>category[i] = 4;</text:p>
        <text:p text:style-name="P4"><text:s text:c="12"/>}</text:p>
        <text:p text:style-name="P4"><text:s text:c="12"/>else if (windSpeed[i] &gt;= 157) </text:p>
        <text:p text:style-name="P4"><text:s text:c="12"/>{</text:p>
        <text:p text:style-name="P4"><text:s text:c="16"/>category[i] = 5;</text:p>
        <text:p text:style-name="P4"><text:soft-page-break/><text:s text:c="12"/>}</text:p>
        <text:p text:style-name="P4"><text:s text:c="12"/>else </text:p>
        <text:p text:style-name="P4"><text:s text:c="12"/>{</text:p>
        <text:p text:style-name="P4"><text:s text:c="16"/>category[i] = 0; <text:s/>// used in case source file has a storm with wind speeds under the threshold</text:p>
        <text:p text:style-name="P4"><text:s text:c="12"/>} <text:s text:c="20"/>// needed to be a hurricane, will be mentioned as a tropical storm</text:p>
        <text:p text:style-name="P4"><text:s text:c="8"/>}</text:p>
        <text:p text:style-name="P4"/>
        <text:p text:style-name="P4"><text:s text:c="8"/>// count number of each category</text:p>
        <text:p text:style-name="P4"><text:s text:c="8"/>for (int hurricane : category) </text:p>
        <text:p text:style-name="P4"><text:s text:c="8"/>{ <text:s text:c="36"/>// hurricane temporary variable will appear throughout the code,</text:p>
        <text:p text:style-name="P4"><text:s text:c="12"/>if (hurricane == 1) <text:s text:c="14"/>// it represents each index of an array</text:p>
        <text:p text:style-name="P4"><text:s text:c="12"/>{ <text:s text:c="38"/></text:p>
        <text:p text:style-name="P4"><text:s text:c="16"/>f1++;</text:p>
        <text:p text:style-name="P4"><text:s text:c="12"/>}</text:p>
        <text:p text:style-name="P4"><text:s text:c="12"/>else if (hurricane == 2) </text:p>
        <text:p text:style-name="P4"><text:s text:c="12"/>{</text:p>
        <text:p text:style-name="P4"><text:s text:c="16"/>f2++;</text:p>
        <text:p text:style-name="P4"><text:s text:c="12"/>}</text:p>
        <text:p text:style-name="P4"><text:s text:c="12"/>else if (hurricane == 3) </text:p>
        <text:p text:style-name="P4"><text:s text:c="12"/>{</text:p>
        <text:p text:style-name="P4"><text:s text:c="16"/>f3++;</text:p>
        <text:p text:style-name="P4"><text:s text:c="12"/>}</text:p>
        <text:p text:style-name="P4"><text:s text:c="12"/>else if (hurricane == 4) </text:p>
        <text:p text:style-name="P4"><text:s text:c="12"/>{</text:p>
        <text:p text:style-name="P4"><text:s text:c="16"/>f4++;</text:p>
        <text:p text:style-name="P4"><text:s text:c="12"/>}</text:p>
        <text:p text:style-name="P4"><text:s text:c="12"/>else if (hurricane == 5) </text:p>
        <text:p text:style-name="P4"><text:s text:c="12"/>{</text:p>
        <text:p text:style-name="P4"><text:s text:c="16"/>f5++;</text:p>
        <text:p text:style-name="P4"><text:s text:c="12"/>}</text:p>
        <text:p text:style-name="P4"><text:s text:c="12"/>else </text:p>
        <text:p text:style-name="P4"><text:s text:c="12"/>{</text:p>
        <text:p text:style-name="P4"><text:s text:c="16"/>f0++;</text:p>
        <text:p text:style-name="P4"><text:s text:c="12"/>}</text:p>
        <text:p text:style-name="P4"><text:s text:c="8"/>}</text:p>
        <text:p text:style-name="P4"/>
        <text:p text:style-name="P4"><text:soft-page-break/><text:s text:c="8"/>// Find min, max and average for category, windspeed and pressure</text:p>
        <text:p text:style-name="P4"><text:s text:c="8"/>for (int hurricane : category) </text:p>
        <text:p text:style-name="P4"><text:s text:c="8"/>{</text:p>
        <text:p text:style-name="P4"><text:s text:c="12"/>if (hurricane &gt; max) </text:p>
        <text:p text:style-name="P4"><text:s text:c="12"/>{</text:p>
        <text:p text:style-name="P4"><text:s text:c="16"/>max = hurricane;</text:p>
        <text:p text:style-name="P4"><text:s text:c="12"/>}</text:p>
        <text:p text:style-name="P4"><text:s text:c="8"/>}</text:p>
        <text:p text:style-name="P4"><text:s text:c="8"/>maxCat = max;</text:p>
        <text:p text:style-name="P4"><text:s text:c="8"/>max = Integer.MIN_VALUE;</text:p>
        <text:p text:style-name="P4"><text:s text:c="8"/>for (int hurricane : category) </text:p>
        <text:p text:style-name="P4"><text:s text:c="8"/>{</text:p>
        <text:p text:style-name="P4"><text:s text:c="12"/>if (hurricane &lt; min) </text:p>
        <text:p text:style-name="P4"><text:s text:c="12"/>{</text:p>
        <text:p text:style-name="P4"><text:s text:c="16"/>min = hurricane;</text:p>
        <text:p text:style-name="P4"><text:s text:c="12"/>}</text:p>
        <text:p text:style-name="P4"><text:s text:c="8"/>}</text:p>
        <text:p text:style-name="P4"><text:s text:c="8"/>minCat = min;</text:p>
        <text:p text:style-name="P4"><text:s text:c="8"/>min = Integer.MAX_VALUE;</text:p>
        <text:p text:style-name="P4"/>
        <text:p text:style-name="P4"><text:s text:c="8"/>for (int hurricane : windSpeed) </text:p>
        <text:p text:style-name="P4"><text:s text:c="8"/>{</text:p>
        <text:p text:style-name="P4"><text:s text:c="12"/>if (hurricane &gt; max) </text:p>
        <text:p text:style-name="P4"><text:s text:c="12"/>{</text:p>
        <text:p text:style-name="P4"><text:s text:c="16"/>max = hurricane;</text:p>
        <text:p text:style-name="P4"><text:s text:c="12"/>}</text:p>
        <text:p text:style-name="P4"><text:s text:c="8"/>}</text:p>
        <text:p text:style-name="P4"><text:s text:c="8"/>maxSpeed = max;</text:p>
        <text:p text:style-name="P4"><text:s text:c="8"/>max = Integer.MIN_VALUE;</text:p>
        <text:p text:style-name="P4"><text:s text:c="8"/>for (int hurricane : windSpeed) </text:p>
        <text:p text:style-name="P4"><text:s text:c="8"/>{</text:p>
        <text:p text:style-name="P4"><text:s text:c="12"/>if (hurricane &lt; min) </text:p>
        <text:p text:style-name="P4"><text:s text:c="12"/>{</text:p>
        <text:p text:style-name="P4"><text:s text:c="16"/>min = hurricane;</text:p>
        <text:p text:style-name="P4"><text:s text:c="12"/>}</text:p>
        <text:p text:style-name="P4"><text:s text:c="8"/>}</text:p>
        <text:p text:style-name="P4"><text:soft-page-break/><text:s text:c="8"/>minSpeed = min;</text:p>
        <text:p text:style-name="P4"><text:s text:c="8"/>min = Integer.MAX_VALUE;</text:p>
        <text:p text:style-name="P4"/>
        <text:p text:style-name="P4"><text:s text:c="8"/>for (int hurricane : pressure) </text:p>
        <text:p text:style-name="P4"><text:s text:c="8"/>{</text:p>
        <text:p text:style-name="P4"><text:s text:c="12"/>if (hurricane &gt; max) </text:p>
        <text:p text:style-name="P4"><text:s text:c="12"/>{</text:p>
        <text:p text:style-name="P4"><text:s text:c="16"/>max = hurricane;</text:p>
        <text:p text:style-name="P4"><text:s text:c="12"/>}</text:p>
        <text:p text:style-name="P4"><text:s text:c="8"/>}</text:p>
        <text:p text:style-name="P4"><text:s text:c="8"/>maxPres = max;</text:p>
        <text:p text:style-name="P4"><text:s text:c="8"/>max = Integer.MIN_VALUE;</text:p>
        <text:p text:style-name="P4"><text:s text:c="8"/>for (int hurricane : pressure) </text:p>
        <text:p text:style-name="P4"><text:s text:c="8"/>{</text:p>
        <text:p text:style-name="P4"><text:s text:c="12"/>if (hurricane &lt; min) </text:p>
        <text:p text:style-name="P4"><text:s text:c="12"/>{</text:p>
        <text:p text:style-name="P4"><text:s text:c="16"/>min = hurricane;</text:p>
        <text:p text:style-name="P4"><text:s text:c="12"/>}</text:p>
        <text:p text:style-name="P4"><text:s text:c="8"/>}</text:p>
        <text:p text:style-name="P4"><text:s text:c="8"/>minPres = min;</text:p>
        <text:p text:style-name="P4"><text:s text:c="8"/>min = Integer.MAX_VALUE;</text:p>
        <text:p text:style-name="P4"/>
        <text:p text:style-name="P4"><text:s text:c="8"/>for (int hurricane : category) </text:p>
        <text:p text:style-name="P4"><text:s text:c="8"/>{</text:p>
        <text:p text:style-name="P4"><text:s text:c="12"/>sum += hurricane;</text:p>
        <text:p text:style-name="P4"><text:s text:c="8"/>}</text:p>
        <text:p text:style-name="P4"><text:s text:c="8"/>averageCat = (int) (sum / category.length);</text:p>
        <text:p text:style-name="P4"><text:s text:c="8"/>sum = 0;</text:p>
        <text:p text:style-name="P4"/>
        <text:p text:style-name="P4"><text:s text:c="8"/>for (int hurricane : windSpeed)</text:p>
        <text:p text:style-name="P4"><text:s text:c="8"/>{</text:p>
        <text:p text:style-name="P4"><text:s text:c="12"/>sum += hurricane;</text:p>
        <text:p text:style-name="P4"><text:s text:c="8"/>}</text:p>
        <text:p text:style-name="P4"><text:s text:c="8"/>averageSpeed = (int) (sum / windSpeed.length);</text:p>
        <text:p text:style-name="P4"><text:s text:c="8"/>sum = 0;</text:p>
        <text:p text:style-name="P4"/>
        <text:p text:style-name="P4"><text:soft-page-break/><text:s text:c="8"/>for (int hurricane : pressure) </text:p>
        <text:p text:style-name="P4"><text:s text:c="8"/>{</text:p>
        <text:p text:style-name="P4"><text:s text:c="12"/>sum += hurricane;</text:p>
        <text:p text:style-name="P4"><text:s text:c="8"/>}</text:p>
        <text:p text:style-name="P4"><text:s text:c="8"/>averagePres = (int) (sum / pressure.length);</text:p>
        <text:p text:style-name="P4"><text:s text:c="8"/>sum = 0;</text:p>
        <text:p text:style-name="P4"/>
        <text:p text:style-name="P4"><text:s text:c="8"/>// Output - print table using printf to format the columns</text:p>
        <text:p text:style-name="P4"/>
        <text:p text:style-name="P4"><text:s text:c="8"/>System.out.println(" <text:s text:c="21"/>Hurricanes 1980 - 2006");</text:p>
        <text:p text:style-name="P4"><text:s text:c="8"/>System.out.println();</text:p>
        <text:p text:style-name="P4"><text:s text:c="8"/>System.out.println("Year <text:s text:c="4"/>Hurricane <text:s text:c="3"/>Category <text:s text:c="4"/>Pressure (mb) <text:s text:c="4"/>Wind Speed (mph)");</text:p>
        <text:p text:style-name="P4"><text:s text:c="8"/>System.out.println("=====================================================================");</text:p>
        <text:p text:style-name="P4"/>
        <text:p text:style-name="P4"><text:s text:c="8"/>for (int i = 0; i &lt; year.length; i++) </text:p>
        <text:p text:style-name="P4"><text:s text:c="8"/>{</text:p>
        <text:p text:style-name="P4"><text:s text:c="11"/>System.out.printf("%4d%12s%11d%16d%18d%n", year[i], name[i], category[i], pressure[i], windSpeed[i]);</text:p>
        <text:p text:style-name="P4"><text:s text:c="8"/>}</text:p>
        <text:p text:style-name="P4"><text:s text:c="8"/>System.out.println("=====================================================================");</text:p>
        <text:p text:style-name="P4"/>
        <text:p text:style-name="P4"><text:s text:c="8"/>System.out.printf("%7s%20d%16d%18d%n", "Average", averageCat, averagePres, averageSpeed);</text:p>
        <text:p text:style-name="P4"><text:s text:c="8"/>System.out.printf("%7s%20d%16d%18d%n", "Maximum", maxCat, maxPres, maxSpeed);</text:p>
        <text:p text:style-name="P4"><text:s text:c="8"/>System.out.printf("%7s%20d%16d%18d%n", "Minimum", minCat, minPres, minSpeed);</text:p>
        <text:p text:style-name="P4"><text:s text:c="8"/>System.out.println("=====================================================================");</text:p>
        <text:p text:style-name="P4"/>
        <text:p text:style-name="P4"><text:s text:c="8"/>if (f0 &gt; 0) </text:p>
        <text:p text:style-name="P4"><text:s text:c="8"/>{</text:p>
        <text:p text:style-name="P4"><text:s text:c="12"/>System.out.println("Number of Tropical Storms: " + f0); <text:s text:c="2"/>// if the source file has a storm under the threshold</text:p>
        <text:p text:style-name="P4"><text:soft-page-break/><text:s text:c="8"/>} <text:s text:c="60"/>// then it will be mentioned as a tropical storm</text:p>
        <text:p text:style-name="P4"><text:s text:c="8"/>if (f1 &gt; 0) </text:p>
        <text:p text:style-name="P4"><text:s text:c="8"/>{</text:p>
        <text:p text:style-name="P4"><text:s text:c="12"/>System.out.println("Number of Category 1: " + f1);</text:p>
        <text:p text:style-name="P4"><text:s text:c="8"/>}</text:p>
        <text:p text:style-name="P4"><text:s text:c="8"/>if (f2 &gt; 0)</text:p>
        <text:p text:style-name="P4"><text:s text:c="8"/>{</text:p>
        <text:p text:style-name="P4"><text:s text:c="12"/>System.out.println("Number of Category 2: " + f2);</text:p>
        <text:p text:style-name="P4"><text:s text:c="8"/>}</text:p>
        <text:p text:style-name="P4"><text:s text:c="8"/>if (f3 &gt; 0)</text:p>
        <text:p text:style-name="P4"><text:s text:c="8"/>{</text:p>
        <text:p text:style-name="P4"><text:s text:c="12"/>System.out.println("Number of Category 3: " + f3);</text:p>
        <text:p text:style-name="P4"><text:s text:c="8"/>}</text:p>
        <text:p text:style-name="P4"><text:s text:c="8"/>if (f4 &gt; 0)</text:p>
        <text:p text:style-name="P4"><text:s text:c="8"/>{</text:p>
        <text:p text:style-name="P4"><text:s text:c="12"/>System.out.println("Number of Category 4: " + f4);</text:p>
        <text:p text:style-name="P4"><text:s text:c="8"/>}</text:p>
        <text:p text:style-name="P4"><text:s text:c="8"/>if (f5 &gt; 0)</text:p>
        <text:p text:style-name="P4"><text:s text:c="8"/>{</text:p>
        <text:p text:style-name="P4"><text:s text:c="12"/>System.out.println("Number of Category 5: " + f5);</text:p>
        <text:p text:style-name="P4"><text:s text:c="8"/>}</text:p>
        <text:p text:style-name="P4"><text:s text:c="8"/>// Output - write table to a .txt file</text:p>
        <text:p text:style-name="P4"><text:s text:c="8"/>outFile.println(" <text:s text:c="21"/>Hurricanes 1980 - 2006");</text:p>
        <text:p text:style-name="P4"><text:s text:c="8"/>outFile.println();</text:p>
        <text:p text:style-name="P4"><text:s text:c="8"/>outFile.println("Year <text:s text:c="4"/>Hurricane <text:s text:c="3"/>Category <text:s text:c="4"/>Pressure (mb) <text:s text:c="4"/>Wind Speed (mph)");</text:p>
        <text:p text:style-name="P4"><text:s text:c="8"/>outFile.println("=====================================================================");</text:p>
        <text:p text:style-name="P4"/>
        <text:p text:style-name="P4"><text:s text:c="8"/>for (int i = 0; i &lt; year.length; i++) </text:p>
        <text:p text:style-name="P4"><text:s text:c="8"/>{</text:p>
        <text:p text:style-name="P4"><text:s text:c="12"/>outFile.printf("%4d%12s%11d%16d%18d%n", year[i], name[i], category[i], pressure[i], windSpeed[i]);</text:p>
        <text:p text:style-name="P4"><text:s text:c="8"/>}</text:p>
        <text:p text:style-name="P4"><text:s text:c="8"/>outFile.println("=====================================================================");</text:p>
        <text:p text:style-name="P4"/>
        <text:p text:style-name="P4"><text:soft-page-break/><text:s text:c="8"/>outFile.printf("%7s%20d%16d%18d%n", "Average", averageCat, averagePres, averageSpeed);</text:p>
        <text:p text:style-name="P4"><text:s text:c="8"/>outFile.printf("%7s%20d%16d%18d%n", "Maximum", maxCat, maxPres, maxSpeed);</text:p>
        <text:p text:style-name="P4"><text:s text:c="8"/>outFile.printf("%7s%20d%16d%18d%n", "Minimum", minCat, minPres, minSpeed);</text:p>
        <text:p text:style-name="P4"><text:s text:c="8"/>outFile.println("=====================================================================");</text:p>
        <text:p text:style-name="P4"/>
        <text:p text:style-name="P4"><text:s text:c="8"/>if (f0 &gt; 0) </text:p>
        <text:p text:style-name="P4"><text:s text:c="8"/>{</text:p>
        <text:p text:style-name="P4"><text:s text:c="12"/>outFile.println("Number of Tropical Storms: " + f0); <text:s text:c="2"/>// if the source file has a storm under the threshold</text:p>
        <text:p text:style-name="P4"><text:s text:c="8"/>} <text:s text:c="60"/>// then it will be mentioned as a tropical storm</text:p>
        <text:p text:style-name="P4"><text:s text:c="8"/>if (f1 &gt; 0) </text:p>
        <text:p text:style-name="P4"><text:s text:c="8"/>{</text:p>
        <text:p text:style-name="P4"><text:s text:c="12"/>outFile.println("Number of Category 1: " + f1);</text:p>
        <text:p text:style-name="P4"><text:s text:c="8"/>}</text:p>
        <text:p text:style-name="P4"><text:s text:c="8"/>if (f2 &gt; 0)</text:p>
        <text:p text:style-name="P4"><text:s text:c="8"/>{</text:p>
        <text:p text:style-name="P4"><text:s text:c="12"/>outFile.println("Number of Category 2: " + f2);</text:p>
        <text:p text:style-name="P4"><text:s text:c="8"/>}</text:p>
        <text:p text:style-name="P4"><text:s text:c="8"/>if (f3 &gt; 0)</text:p>
        <text:p text:style-name="P4"><text:s text:c="8"/>{</text:p>
        <text:p text:style-name="P4"><text:s text:c="12"/>outFile.println("Number of Category 3: " + f3);</text:p>
        <text:p text:style-name="P4"><text:s text:c="8"/>}</text:p>
        <text:p text:style-name="P4"><text:s text:c="8"/>if (f4 &gt; 0)</text:p>
        <text:p text:style-name="P4"><text:s text:c="8"/>{</text:p>
        <text:p text:style-name="P4"><text:s text:c="12"/>outFile.println("Number of Category 4: " + f4);</text:p>
        <text:p text:style-name="P4"><text:s text:c="8"/>}</text:p>
        <text:p text:style-name="P4"><text:s text:c="8"/>if (f5 &gt; 0)</text:p>
        <text:p text:style-name="P4"><text:s text:c="8"/>{</text:p>
        <text:p text:style-name="P4"><text:s text:c="12"/>outFile.println("Number of Category 5: " + f5);</text:p>
        <text:p text:style-name="P4"><text:s text:c="8"/>}</text:p>
        <text:p text:style-name="P4"><text:s text:c="8"/>outFile.close();</text:p>
        <text:p text:style-name="P4"/>
        <text:p text:style-name="P4"><text:s text:c="4"/>} // end main()</text:p>
        <text:p text:style-name="P4">} // end Hurricanes2</text:p>
        <text:p text:style-name="P3"/>
        <text:p text:style-name="P3"><text:soft-page-break/></text:p>
        <text:p text:style-name="P3"/>
        <text:p text:style-name="P3"/>
        <text:p text:style-name="P3"/>
        <text:p text:style-name="P3"/>
        <text:p text:style-name="P3"/>
        <text:p text:style-name="P3"/>
        <text:p text:style-name="P3"/>
        <text:p text:style-name="P8"><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Review Question</text:span></text:p>
            </table:table-cell>
            <table:table-cell table:style-name="Table1.A1" office:value-type="string">
              <text:p text:style-name="P9"><text:span text:style-name="T2">Response</text:span></text:p>
            </table:table-cell>
          </table:table-row>
          <table:table-row table:style-name="Table1.1">
            <table:table-cell table:style-name="Table1.A1" office:value-type="string">
              <text:p text:style-name="P8"><text:span text:style-name="T3">What was the purpose of your program?</text:span></text:p>
              <text:p text:style-name="P5"/>
              <text:p text:style-name="P5"/>
              <text:p text:style-name="P5"/>
            </table:table-cell>
            <table:table-cell table:style-name="Table1.A1" office:value-type="string">
              <text:p text:style-name="P6">The purpose was to retrieve information about hurricanes from a file and calculate the average min and max of the information, then to write that to a file.</text:p>
            </table:table-cell>
          </table:table-row>
          <table:table-row table:style-name="Table1.1">
            <table:table-cell table:style-name="Table1.A1" office:value-type="string">
              <text:p text:style-name="P8"><text:span text:style-name="T3">How could your program be useful in the real world?</text:span></text:p>
              <text:p text:style-name="P5"/>
              <text:p text:style-name="P5"/>
            </table:table-cell>
            <table:table-cell table:style-name="Table1.A1" office:value-type="string">
              <text:p text:style-name="P6">It could be useful as <text:span text:style-name="T5">a hurricane database.</text:span></text:p>
            </table:table-cell>
          </table:table-row>
          <table:table-row table:style-name="Table1.1">
            <table:table-cell table:style-name="Table1.A1" office:value-type="string">
              <text:p text:style-name="P8"><text:span text:style-name="T3">What is a problem you ran into, and how did you fix it?</text:span></text:p>
              <text:p text:style-name="P5"/>
              <text:p text:style-name="P5"/>
            </table:table-cell>
            <table:table-cell table:style-name="Table1.A1" office:value-type="string">
              <text:p text:style-name="P7">I ran into a lot of problem while trying to make it so that you can add more hurricanes without changing the arraylength. I fixed it by scraping it. </text:p>
            </table:table-cell>
          </table:table-row>
          <table:table-row table:style-name="Table1.1">
            <table:table-cell table:style-name="Table1.A1" office:value-type="string">
              <text:p text:style-name="P8"><text:span text:style-name="T3">Describe one thing you would do differently the next time you write a program. </text:span></text:p>
              <text:p text:style-name="P5"/>
              <text:p text:style-name="P5"/>
            </table:table-cell>
            <table:table-cell table:style-name="Table1.A1" office:value-type="string">
              <text:p text:style-name="P7">Next time I write a program I might be comfortable enough to use other classes even though I haven't learned that yet.</text:p>
            </table:table-cell>
          </table:table-row>
        </table:table>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2T00:32:14.905952326</dc:date>
    <meta:editing-cycles>9</meta:editing-cycles>
    <meta:editing-duration>P1DT7H24M13S</meta:editing-duration>
    <meta:document-statistic meta:table-count="1" meta:image-count="0" meta:object-count="0" meta:page-count="26" meta:paragraph-count="656" meta:word-count="2535" meta:character-count="23193" meta:non-whitespace-character-count="14442"/>
    <meta:generator>LibreOffice/5.2.7.2$Linux_AARCH64 LibreOffice_project/20m0$Build-2</meta:generator>
    <meta:user-defined meta:name="Company">FLVS</meta:user-defined>
    <meta:user-defined meta:name="Operator">JOSIAH KOWALSKI</meta:user-defined>
  </office:meta>
</office:document-meta>
</file>